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7.94mm"/>
    </style:style>
    <style:style style:name="co3" style:family="table-column">
      <style:table-column-properties fo:break-before="auto" style:column-width="27.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725806" calcext:value-type="float">
            <text:p>0,725806</text:p>
          </table:table-cell>
          <table:table-cell table:formula="of:=[.C$1]/[.C1]" office:value-type="float" office:value="1" calcext:value-type="float">
            <text:p>1</text:p>
          </table:table-cell>
          <table:table-cell/>
          <table:table-cell office:value-type="float" office:value="0.725806" calcext:value-type="float">
            <text:p>0,725806</text:p>
          </table:table-cell>
          <table:table-cell table:formula="of:=[.F$1]/[.F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3800618172" calcext:value-type="float">
            <text:p>0,3800618172</text:p>
          </table:table-cell>
          <table:table-cell table:formula="of:=[.C$1]/[.C2]" office:value-type="float" office:value="1.90970512467465" calcext:value-type="float">
            <text:p>1,90970512467465</text:p>
          </table:table-cell>
          <table:table-cell/>
          <table:table-cell office:value-type="float" office:value="0.1950991154" calcext:value-type="float">
            <text:p>0,1950991154</text:p>
          </table:table-cell>
          <table:table-cell table:formula="of:=[.F$1]/[.F2]" office:value-type="float" office:value="3.72019113726848" calcext:value-type="float">
            <text:p>3,72019113726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2519620657" calcext:value-type="float">
            <text:p>0,2519620657</text:p>
          </table:table-cell>
          <table:table-cell table:formula="of:=[.C$1]/[.C3]" office:value-type="float" office:value="2.88061616729315" calcext:value-type="float">
            <text:p>2,88061616729315</text:p>
          </table:table-cell>
          <table:table-cell/>
          <table:table-cell office:value-type="float" office:value="0.0966072083" calcext:value-type="float">
            <text:p>0,0966072083</text:p>
          </table:table-cell>
          <table:table-cell table:formula="of:=[.F$1]/[.F3]" office:value-type="float" office:value="7.51295905111048" calcext:value-type="float">
            <text:p>7,512959051110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0.190562129" calcext:value-type="float">
            <text:p>0,190562129</text:p>
          </table:table-cell>
          <table:table-cell table:formula="of:=[.C$1]/[.C4]" office:value-type="float" office:value="3.80876307275093" calcext:value-type="float">
            <text:p>3,80876307275093</text:p>
          </table:table-cell>
          <table:table-cell/>
          <table:table-cell office:value-type="float" office:value="0.1049273014" calcext:value-type="float">
            <text:p>0,1049273014</text:p>
          </table:table-cell>
          <table:table-cell table:formula="of:=[.F$1]/[.F4]" office:value-type="float" office:value="6.91722735947539" calcext:value-type="float">
            <text:p>6,917227359475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2137928009" calcext:value-type="float">
            <text:p>0,2137928009</text:p>
          </table:table-cell>
          <table:table-cell table:formula="of:=[.C$1]/[.C5]" office:value-type="float" office:value="3.3949038365398" calcext:value-type="float">
            <text:p>3,3949038365398</text:p>
          </table:table-cell>
          <table:table-cell/>
          <table:table-cell office:value-type="float" office:value="0.0951163769" calcext:value-type="float">
            <text:p>0,0951163769</text:p>
          </table:table-cell>
          <table:table-cell table:formula="of:=[.F$1]/[.F5]" office:value-type="float" office:value="7.63071537894123" calcext:value-type="float">
            <text:p>7,630715378941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1776936293" calcext:value-type="float">
            <text:p>0,1776936293</text:p>
          </table:table-cell>
          <table:table-cell table:formula="of:=[.C$1]/[.C6]" office:value-type="float" office:value="4.08459213118227" calcext:value-type="float">
            <text:p>4,08459213118227</text:p>
          </table:table-cell>
          <table:table-cell/>
          <table:table-cell office:value-type="float" office:value="0.0974416733" calcext:value-type="float">
            <text:p>0,0974416733</text:p>
          </table:table-cell>
          <table:table-cell table:formula="of:=[.F$1]/[.F6]" office:value-type="float" office:value="7.44862003514055" calcext:value-type="float">
            <text:p>7,448620035140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0.1524380922" calcext:value-type="float">
            <text:p>0,1524380922</text:p>
          </table:table-cell>
          <table:table-cell table:formula="of:=[.C$1]/[.C7]" office:value-type="float" office:value="4.76131647625015" calcext:value-type="float">
            <text:p>4,76131647625015</text:p>
          </table:table-cell>
          <table:table-cell/>
          <table:table-cell office:value-type="float" office:value="0.0730516911" calcext:value-type="float">
            <text:p>0,0730516911</text:p>
          </table:table-cell>
          <table:table-cell table:formula="of:=[.F$1]/[.F7]" office:value-type="float" office:value="9.93551263592856" calcext:value-type="float">
            <text:p>9,935512635928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0.1338626862" calcext:value-type="float">
            <text:p>0,1338626862</text:p>
          </table:table-cell>
          <table:table-cell table:formula="of:=[.C$1]/[.C8]" office:value-type="float" office:value="5.42201879107369" calcext:value-type="float">
            <text:p>5,42201879107369</text:p>
          </table:table-cell>
          <table:table-cell/>
          <table:table-cell office:value-type="float" office:value="0.0732619762" calcext:value-type="float">
            <text:p>0,0732619762</text:p>
          </table:table-cell>
          <table:table-cell table:formula="of:=[.F$1]/[.F8]" office:value-type="float" office:value="9.90699456452828" calcext:value-type="float">
            <text:p>9,906994564528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.043899" calcext:value-type="float">
            <text:p>2,043899</text:p>
          </table:table-cell>
          <table:table-cell table:formula="of:=[.C$9]/[.C9]" office:value-type="float" office:value="1" calcext:value-type="float">
            <text:p>1</text:p>
          </table:table-cell>
          <table:table-cell/>
          <table:table-cell office:value-type="float" office:value="2.043899" calcext:value-type="float">
            <text:p>2,043899</text:p>
          </table:table-cell>
          <table:table-cell table:formula="of:=[.F$9]/[.F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.0317629337" calcext:value-type="float">
            <text:p>1,0317629337</text:p>
          </table:table-cell>
          <table:table-cell table:formula="of:=[.C$9]/[.C10]" office:value-type="float" office:value="1.98097734783938" calcext:value-type="float">
            <text:p>1,98097734783938</text:p>
          </table:table-cell>
          <table:table-cell/>
          <table:table-cell office:value-type="float" office:value="0.546028614" calcext:value-type="float">
            <text:p>0,546028614</text:p>
          </table:table-cell>
          <table:table-cell table:formula="of:=[.F$9]/[.F10]" office:value-type="float" office:value="3.74320859309399" calcext:value-type="float">
            <text:p>3,743208593093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6987235785" calcext:value-type="float">
            <text:p>0,6987235785</text:p>
          </table:table-cell>
          <table:table-cell table:formula="of:=[.C$9]/[.C11]" office:value-type="float" office:value="2.92518967856757" calcext:value-type="float">
            <text:p>2,92518967856757</text:p>
          </table:table-cell>
          <table:table-cell/>
          <table:table-cell office:value-type="float" office:value="0.2686858177" calcext:value-type="float">
            <text:p>0,2686858177</text:p>
          </table:table-cell>
          <table:table-cell table:formula="of:=[.F$9]/[.F11]" office:value-type="float" office:value="7.60702227417938" calcext:value-type="float">
            <text:p>7,6070222741793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5332993507" calcext:value-type="float">
            <text:p>0,5332993507</text:p>
          </table:table-cell>
          <table:table-cell table:formula="of:=[.C$9]/[.C12]" office:value-type="float" office:value="3.83255482557256" calcext:value-type="float">
            <text:p>3,83255482557256</text:p>
          </table:table-cell>
          <table:table-cell/>
          <table:table-cell office:value-type="float" office:value="0.2914083004" calcext:value-type="float">
            <text:p>0,2914083004</text:p>
          </table:table-cell>
          <table:table-cell table:formula="of:=[.F$9]/[.F12]" office:value-type="float" office:value="7.01386678826394" calcext:value-type="float">
            <text:p>7,0138667882639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5925157785" calcext:value-type="float">
            <text:p>0,5925157785</text:p>
          </table:table-cell>
          <table:table-cell table:formula="of:=[.C$9]/[.C13]" office:value-type="float" office:value="3.44952670319479" calcext:value-type="float">
            <text:p>3,44952670319479</text:p>
          </table:table-cell>
          <table:table-cell/>
          <table:table-cell office:value-type="float" office:value="0.2609069347" calcext:value-type="float">
            <text:p>0,2609069347</text:p>
          </table:table-cell>
          <table:table-cell table:formula="of:=[.F$9]/[.F13]" office:value-type="float" office:value="7.83382397386312" calcext:value-type="float">
            <text:p>7,833823973863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4936414003" calcext:value-type="float">
            <text:p>0,4936414003</text:p>
          </table:table-cell>
          <table:table-cell table:formula="of:=[.C$9]/[.C14]" office:value-type="float" office:value="4.14045296597462" calcext:value-type="float">
            <text:p>4,14045296597462</text:p>
          </table:table-cell>
          <table:table-cell/>
          <table:table-cell office:value-type="float" office:value="0.2689716816" calcext:value-type="float">
            <text:p>0,2689716816</text:p>
          </table:table-cell>
          <table:table-cell table:formula="of:=[.F$9]/[.F14]" office:value-type="float" office:value="7.59893750837151" calcext:value-type="float">
            <text:p>7,5989375083715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4236372232" calcext:value-type="float">
            <text:p>0,4236372232</text:p>
          </table:table-cell>
          <table:table-cell table:formula="of:=[.C$9]/[.C15]" office:value-type="float" office:value="4.82464450257968" calcext:value-type="float">
            <text:p>4,82464450257968</text:p>
          </table:table-cell>
          <table:table-cell/>
          <table:table-cell office:value-type="float" office:value="0.2028801441" calcext:value-type="float">
            <text:p>0,2028801441</text:p>
          </table:table-cell>
          <table:table-cell table:formula="of:=[.F$9]/[.F15]" office:value-type="float" office:value="10.0744161488399" calcext:value-type="float">
            <text:p>10,07441614883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3712713718" calcext:value-type="float">
            <text:p>0,3712713718</text:p>
          </table:table-cell>
          <table:table-cell table:formula="of:=[.C$9]/[.C16]" office:value-type="float" office:value="5.50513493698897" calcext:value-type="float">
            <text:p>5,50513493698897</text:p>
          </table:table-cell>
          <table:table-cell/>
          <table:table-cell office:value-type="float" office:value="0.2031199932" calcext:value-type="float">
            <text:p>0,2031199932</text:p>
          </table:table-cell>
          <table:table-cell table:formula="of:=[.F$9]/[.F16]" office:value-type="float" office:value="10.0625200296629" calcext:value-type="float">
            <text:p>10,062520029662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3.952412" calcext:value-type="float">
            <text:p>3,952412</text:p>
          </table:table-cell>
          <table:table-cell table:formula="of:=[.C$17]/[.C17]" office:value-type="float" office:value="1" calcext:value-type="float">
            <text:p>1</text:p>
          </table:table-cell>
          <table:table-cell/>
          <table:table-cell office:value-type="float" office:value="3.952412" calcext:value-type="float">
            <text:p>3,952412</text:p>
          </table:table-cell>
          <table:table-cell table:formula="of:=[.F$1]/[.F17]" office:value-type="float" office:value="0.183636220110657" calcext:value-type="float">
            <text:p>0,1836362201106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.0224197626" calcext:value-type="float">
            <text:p>2,0224197626</text:p>
          </table:table-cell>
          <table:table-cell table:formula="of:=[.C$17]/[.C18]" office:value-type="float" office:value="1.95429854528262" calcext:value-type="float">
            <text:p>1,95429854528262</text:p>
          </table:table-cell>
          <table:table-cell/>
          <table:table-cell office:value-type="float" office:value="1.0783667564" calcext:value-type="float">
            <text:p>1,0783667564</text:p>
          </table:table-cell>
          <table:table-cell table:formula="of:=[.F$1]/[.F18]" office:value-type="float" office:value="0.673060436713589" calcext:value-type="float">
            <text:p>0,6730604367135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.3554211855" calcext:value-type="float">
            <text:p>1,3554211855</text:p>
          </table:table-cell>
          <table:table-cell table:formula="of:=[.C$17]/[.C19]" office:value-type="float" office:value="2.91600282058599" calcext:value-type="float">
            <text:p>2,91600282058599</text:p>
          </table:table-cell>
          <table:table-cell/>
          <table:table-cell office:value-type="float" office:value="0.5200431347" calcext:value-type="float">
            <text:p>0,5200431347</text:p>
          </table:table-cell>
          <table:table-cell table:formula="of:=[.F$1]/[.F19]" office:value-type="float" office:value="1.39566499694049" calcext:value-type="float">
            <text:p>1,395664996940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1.0386924028" calcext:value-type="float">
            <text:p>1,0386924028</text:p>
          </table:table-cell>
          <table:table-cell table:formula="of:=[.C$17]/[.C20]" office:value-type="float" office:value="3.80518042622194" calcext:value-type="float">
            <text:p>3,80518042622194</text:p>
          </table:table-cell>
          <table:table-cell/>
          <table:table-cell office:value-type="float" office:value="0.5820105076" calcext:value-type="float">
            <text:p>0,5820105076</text:p>
          </table:table-cell>
          <table:table-cell table:formula="of:=[.F$1]/[.F20]" office:value-type="float" office:value="1.2470668321659" calcext:value-type="float">
            <text:p>1,24706683216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1.1602078915" calcext:value-type="float">
            <text:p>1,1602078915</text:p>
          </table:table-cell>
          <table:table-cell table:formula="of:=[.C$17]/[.C21]" office:value-type="float" office:value="3.40664119676866" calcext:value-type="float">
            <text:p>3,40664119676866</text:p>
          </table:table-cell>
          <table:table-cell/>
          <table:table-cell office:value-type="float" office:value="0.5155525208" calcext:value-type="float">
            <text:p>0,5155525208</text:p>
          </table:table-cell>
          <table:table-cell table:formula="of:=[.F$1]/[.F21]" office:value-type="float" office:value="1.40782164904119" calcext:value-type="float">
            <text:p>1,407821649041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0.9664209366" calcext:value-type="float">
            <text:p>0,9664209366</text:p>
          </table:table-cell>
          <table:table-cell table:formula="of:=[.C$17]/[.C22]" office:value-type="float" office:value="4.08974169568917" calcext:value-type="float">
            <text:p>4,08974169568917</text:p>
          </table:table-cell>
          <table:table-cell/>
          <table:table-cell office:value-type="float" office:value="0.5287721157" calcext:value-type="float">
            <text:p>0,5287721157</text:p>
          </table:table-cell>
          <table:table-cell table:formula="of:=[.F$1]/[.F22]" office:value-type="float" office:value="1.37262533036403" calcext:value-type="float">
            <text:p>1,3726253303640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office:value-type="float" office:value="0.8356437206" calcext:value-type="float">
            <text:p>0,8356437206</text:p>
          </table:table-cell>
          <table:table-cell table:formula="of:=[.C$17]/[.C23]" office:value-type="float" office:value="4.72978124835562" calcext:value-type="float">
            <text:p>4,72978124835562</text:p>
          </table:table-cell>
          <table:table-cell/>
          <table:table-cell office:value-type="float" office:value="0.3971703053" calcext:value-type="float">
            <text:p>0,3971703053</text:p>
          </table:table-cell>
          <table:table-cell table:formula="of:=[.F$1]/[.F23]" office:value-type="float" office:value="1.82744276275077" calcext:value-type="float">
            <text:p>1,827442762750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0.7292205811" calcext:value-type="float">
            <text:p>0,7292205811</text:p>
          </table:table-cell>
          <table:table-cell table:formula="of:=[.C$17]/[.C24]" office:value-type="float" office:value="5.4200499854762" calcext:value-type="float">
            <text:p>5,4200499854762</text:p>
          </table:table-cell>
          <table:table-cell/>
          <table:table-cell office:value-type="float" office:value="0.4002740383" calcext:value-type="float">
            <text:p>0,4002740383</text:p>
          </table:table-cell>
          <table:table-cell table:formula="of:=[.F$1]/[.F24]" office:value-type="float" office:value="1.81327273455597" calcext:value-type="float">
            <text:p>1,8132727345559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6.555099" calcext:value-type="float">
            <text:p>6,555099</text:p>
          </table:table-cell>
          <table:table-cell table:formula="of:=[.C$25]/[.C25]" office:value-type="float" office:value="1" calcext:value-type="float">
            <text:p>1</text:p>
          </table:table-cell>
          <table:table-cell/>
          <table:table-cell office:value-type="float" office:value="6.555099" calcext:value-type="float">
            <text:p>6,555099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.345816803" calcext:value-type="float">
            <text:p>3,345816803</text:p>
          </table:table-cell>
          <table:table-cell table:formula="of:=[.C$25]/[.C26]" office:value-type="float" office:value="1.95919244416563" calcext:value-type="float">
            <text:p>1,95919244416563</text:p>
          </table:table-cell>
          <table:table-cell/>
          <table:table-cell office:value-type="float" office:value="1.7646818161" calcext:value-type="float">
            <text:p>1,7646818161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.2295769453" calcext:value-type="float">
            <text:p>2,2295769453</text:p>
          </table:table-cell>
          <table:table-cell table:formula="of:=[.C$25]/[.C27]" office:value-type="float" office:value="2.94006403942161" calcext:value-type="float">
            <text:p>2,94006403942161</text:p>
          </table:table-cell>
          <table:table-cell/>
          <table:table-cell office:value-type="float" office:value="0.8592705727" calcext:value-type="float">
            <text:p>0,8592705727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1.718891573" calcext:value-type="float">
            <text:p>1,718891573</text:p>
          </table:table-cell>
          <table:table-cell table:formula="of:=[.C$25]/[.C28]" office:value-type="float" office:value="3.813561659715" calcext:value-type="float">
            <text:p>3,813561659715</text:p>
          </table:table-cell>
          <table:table-cell/>
          <table:table-cell office:value-type="float" office:value="0.9522111416" calcext:value-type="float">
            <text:p>0,9522111416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1.9306258678" calcext:value-type="float">
            <text:p>1,9306258678</text:p>
          </table:table-cell>
          <table:table-cell table:formula="of:=[.C$25]/[.C29]" office:value-type="float" office:value="3.39532330387229" calcext:value-type="float">
            <text:p>3,39532330387229</text:p>
          </table:table-cell>
          <table:table-cell/>
          <table:table-cell office:value-type="float" office:value="0.8599357605" calcext:value-type="float">
            <text:p>0,8599357605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office:value-type="float" office:value="1.6017985821" calcext:value-type="float">
            <text:p>1,6017985821</text:p>
          </table:table-cell>
          <table:table-cell table:formula="of:=[.C$25]/[.C30]" office:value-type="float" office:value="4.09233662287682" calcext:value-type="float">
            <text:p>4,09233662287682</text:p>
          </table:table-cell>
          <table:table-cell/>
          <table:table-cell office:value-type="float" office:value="0.8740639687" calcext:value-type="float">
            <text:p>0,8740639687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 office:value-type="float" office:value="1.373323226" calcext:value-type="float">
            <text:p>1,373323226</text:p>
          </table:table-cell>
          <table:table-cell table:formula="of:=[.C$25]/[.C31]" office:value-type="float" office:value="4.77316546891343" calcext:value-type="float">
            <text:p>4,77316546891343</text:p>
          </table:table-cell>
          <table:table-cell/>
          <table:table-cell office:value-type="float" office:value="0.6553366184" calcext:value-type="float">
            <text:p>0,6553366184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1.2123826027" calcext:value-type="float">
            <text:p>1,2123826027</text:p>
          </table:table-cell>
          <table:table-cell table:formula="of:=[.C$25]/[.C32]" office:value-type="float" office:value="5.40679071557251" calcext:value-type="float">
            <text:p>5,40679071557251</text:p>
          </table:table-cell>
          <table:table-cell/>
          <table:table-cell office:value-type="float" office:value="0.6623461246" calcext:value-type="float">
            <text:p>0,6623461246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float" office:value="9.749076" calcext:value-type="float">
            <text:p>9,749076</text:p>
          </table:table-cell>
          <table:table-cell table:formula="of:=[.C$33]/[.C33]" office:value-type="float" office:value="1" calcext:value-type="float">
            <text:p>1</text:p>
          </table:table-cell>
          <table:table-cell/>
          <table:table-cell office:value-type="float" office:value="9.749076" calcext:value-type="float">
            <text:p>9,749076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float" office:value="4.992603302" calcext:value-type="float">
            <text:p>4,992603302</text:p>
          </table:table-cell>
          <table:table-cell table:formula="of:=[.C$33]/[.C34]" office:value-type="float" office:value="1.95270391222443" calcext:value-type="float">
            <text:p>1,95270391222443</text:p>
          </table:table-cell>
          <table:table-cell/>
          <table:table-cell office:value-type="float" office:value="2.6267449856" calcext:value-type="float">
            <text:p>2,6267449856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3.3327375412" calcext:value-type="float">
            <text:p>3,3327375412</text:p>
          </table:table-cell>
          <table:table-cell table:formula="of:=[.C$33]/[.C35]" office:value-type="float" office:value="2.92524565150417" calcext:value-type="float">
            <text:p>2,92524565150417</text:p>
          </table:table-cell>
          <table:table-cell/>
          <table:table-cell office:value-type="float" office:value="1.3159930706" calcext:value-type="float">
            <text:p>1,3159930706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2.5729295492" calcext:value-type="float">
            <text:p>2,5729295492</text:p>
          </table:table-cell>
          <table:table-cell table:formula="of:=[.C$33]/[.C36]" office:value-type="float" office:value="3.78909558679183" calcext:value-type="float">
            <text:p>3,78909558679183</text:p>
          </table:table-cell>
          <table:table-cell/>
          <table:table-cell office:value-type="float" office:value="1.4102928638" calcext:value-type="float">
            <text:p>1,4102928638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" calcext:value-type="float">
            <text:p>5</text:p>
          </table:table-cell>
          <table:table-cell office:value-type="float" office:value="2.8528905869" calcext:value-type="float">
            <text:p>2,8528905869</text:p>
          </table:table-cell>
          <table:table-cell table:formula="of:=[.C$33]/[.C37]" office:value-type="float" office:value="3.41726249326425" calcext:value-type="float">
            <text:p>3,41726249326425</text:p>
          </table:table-cell>
          <table:table-cell/>
          <table:table-cell office:value-type="float" office:value="1.2612745762" calcext:value-type="float">
            <text:p>1,2612745762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office:value-type="float" office:value="2.382377696" calcext:value-type="float">
            <text:p>2,382377696</text:p>
          </table:table-cell>
          <table:table-cell table:formula="of:=[.C$33]/[.C38]" office:value-type="float" office:value="4.09216221943676" calcext:value-type="float">
            <text:p>4,09216221943676</text:p>
          </table:table-cell>
          <table:table-cell/>
          <table:table-cell office:value-type="float" office:value="1.2994089127" calcext:value-type="float">
            <text:p>1,2994089127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2.0483958244" calcext:value-type="float">
            <text:p>2,0483958244</text:p>
          </table:table-cell>
          <table:table-cell table:formula="of:=[.C$33]/[.C39]" office:value-type="float" office:value="4.75937115467203" calcext:value-type="float">
            <text:p>4,75937115467203</text:p>
          </table:table-cell>
          <table:table-cell/>
          <table:table-cell office:value-type="float" office:value="0.9803977013" calcext:value-type="float">
            <text:p>0,9803977013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1.8096987963" calcext:value-type="float">
            <text:p>1,8096987963</text:p>
          </table:table-cell>
          <table:table-cell table:formula="of:=[.C$33]/[.C40]" office:value-type="float" office:value="5.38712631070561" calcext:value-type="float">
            <text:p>5,38712631070561</text:p>
          </table:table-cell>
          <table:table-cell/>
          <table:table-cell office:value-type="float" office:value="1.0018007755" calcext:value-type="float">
            <text:p>1,0018007755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3.659814" calcext:value-type="float">
            <text:p>13,659814</text:p>
          </table:table-cell>
          <table:table-cell table:formula="of:=[.C$41]/[.C41]" office:value-type="float" office:value="1" calcext:value-type="float">
            <text:p>1</text:p>
          </table:table-cell>
          <table:table-cell/>
          <table:table-cell office:value-type="float" office:value="13.659814" calcext:value-type="float">
            <text:p>13,659814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float" office:value="6.9847385168" calcext:value-type="float">
            <text:p>6,9847385168</text:p>
          </table:table-cell>
          <table:table-cell table:formula="of:=[.C$41]/[.C42]" office:value-type="float" office:value="1.95566576574697" calcext:value-type="float">
            <text:p>1,95566576574697</text:p>
          </table:table-cell>
          <table:table-cell/>
          <table:table-cell office:value-type="float" office:value="3.6700079441" calcext:value-type="float">
            <text:p>3,6700079441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4.726529479" calcext:value-type="float">
            <text:p>4,726529479</text:p>
          </table:table-cell>
          <table:table-cell table:formula="of:=[.C$41]/[.C43]" office:value-type="float" office:value="2.89003042521805" calcext:value-type="float">
            <text:p>2,89003042521805</text:p>
          </table:table-cell>
          <table:table-cell/>
          <table:table-cell office:value-type="float" office:value="1.8490695953" calcext:value-type="float">
            <text:p>1,8490695953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3.610043788" calcext:value-type="float">
            <text:p>3,610043788</text:p>
          </table:table-cell>
          <table:table-cell table:formula="of:=[.C$41]/[.C44]" office:value-type="float" office:value="3.78383609789057" calcext:value-type="float">
            <text:p>3,78383609789057</text:p>
          </table:table-cell>
          <table:table-cell/>
          <table:table-cell office:value-type="float" office:value="1.9716985226" calcext:value-type="float">
            <text:p>1,9716985226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" calcext:value-type="float">
            <text:p>5</text:p>
          </table:table-cell>
          <table:table-cell office:value-type="float" office:value="4.0035444498" calcext:value-type="float">
            <text:p>4,0035444498</text:p>
          </table:table-cell>
          <table:table-cell table:formula="of:=[.C$41]/[.C45]" office:value-type="float" office:value="3.41193014621891" calcext:value-type="float">
            <text:p>3,41193014621891</text:p>
          </table:table-cell>
          <table:table-cell/>
          <table:table-cell office:value-type="float" office:value="1.7870123386" calcext:value-type="float">
            <text:p>1,7870123386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" calcext:value-type="float">
            <text:p>6</text:p>
          </table:table-cell>
          <table:table-cell office:value-type="float" office:value="3.3434828758" calcext:value-type="float">
            <text:p>3,3434828758</text:p>
          </table:table-cell>
          <table:table-cell table:formula="of:=[.C$41]/[.C46]" office:value-type="float" office:value="4.0855043998787" calcext:value-type="float">
            <text:p>4,0855043998787</text:p>
          </table:table-cell>
          <table:table-cell/>
          <table:table-cell office:value-type="float" office:value="1.8177764416" calcext:value-type="float">
            <text:p>1,8177764416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" calcext:value-type="float">
            <text:p>7</text:p>
          </table:table-cell>
          <table:table-cell office:value-type="float" office:value="2.8520779371" calcext:value-type="float">
            <text:p>2,8520779371</text:p>
          </table:table-cell>
          <table:table-cell table:formula="of:=[.C$41]/[.C47]" office:value-type="float" office:value="4.78942521952585" calcext:value-type="float">
            <text:p>4,78942521952585</text:p>
          </table:table-cell>
          <table:table-cell/>
          <table:table-cell office:value-type="float" office:value="1.3798005581" calcext:value-type="float">
            <text:p>1,3798005581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" calcext:value-type="float">
            <text:p>8</text:p>
          </table:table-cell>
          <table:table-cell office:value-type="float" office:value="2.5111129522" calcext:value-type="float">
            <text:p>2,5111129522</text:p>
          </table:table-cell>
          <table:table-cell table:formula="of:=[.C$41]/[.C48]" office:value-type="float" office:value="5.43974494975726" calcext:value-type="float">
            <text:p>5,43974494975726</text:p>
          </table:table-cell>
          <table:table-cell/>
          <table:table-cell office:value-type="float" office:value="1.3792870045" calcext:value-type="float">
            <text:p>1,3792870045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8.221466" calcext:value-type="float">
            <text:p>18,221466</text:p>
          </table:table-cell>
          <table:table-cell table:formula="of:=[.C$49]/[.C49]" office:value-type="float" office:value="1" calcext:value-type="float">
            <text:p>1</text:p>
          </table:table-cell>
          <table:table-cell/>
          <table:table-cell office:value-type="float" office:value="18.221466" calcext:value-type="float">
            <text:p>18,22146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9.2936798096" calcext:value-type="float">
            <text:p>9,2936798096</text:p>
          </table:table-cell>
          <table:table-cell table:formula="of:=[.C$49]/[.C50]" office:value-type="float" office:value="1.96062984450766" calcext:value-type="float">
            <text:p>1,96062984450766</text:p>
          </table:table-cell>
          <table:table-cell/>
          <table:table-cell office:value-type="float" office:value="4.9131164551" calcext:value-type="float">
            <text:p>4,9131164551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6.2557130575" calcext:value-type="float">
            <text:p>6,2557130575</text:p>
          </table:table-cell>
          <table:table-cell table:formula="of:=[.C$49]/[.C51]" office:value-type="float" office:value="2.91277202654847" calcext:value-type="float">
            <text:p>2,91277202654847</text:p>
          </table:table-cell>
          <table:table-cell/>
          <table:table-cell office:value-type="float" office:value="2.3962552547" calcext:value-type="float">
            <text:p>2,3962552547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7690212727" calcext:value-type="float">
            <text:p>4,7690212727</text:p>
          </table:table-cell>
          <table:table-cell table:formula="of:=[.C$49]/[.C52]" office:value-type="float" office:value="3.82079780274996" calcext:value-type="float">
            <text:p>3,82079780274996</text:p>
          </table:table-cell>
          <table:table-cell/>
          <table:table-cell office:value-type="float" office:value="2.6220345497" calcext:value-type="float">
            <text:p>2,6220345497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5.3530405998" calcext:value-type="float">
            <text:p>5,3530405998</text:p>
          </table:table-cell>
          <table:table-cell table:formula="of:=[.C$49]/[.C53]" office:value-type="float" office:value="3.40394690835724" calcext:value-type="float">
            <text:p>3,40394690835724</text:p>
          </table:table-cell>
          <table:table-cell/>
          <table:table-cell office:value-type="float" office:value="2.3884191513" calcext:value-type="float">
            <text:p>2,3884191513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4.4207282543" calcext:value-type="float">
            <text:p>4,4207282543</text:p>
          </table:table-cell>
          <table:table-cell table:formula="of:=[.C$49]/[.C54]" office:value-type="float" office:value="4.12182449402452" calcext:value-type="float">
            <text:p>4,12182449402452</text:p>
          </table:table-cell>
          <table:table-cell/>
          <table:table-cell office:value-type="float" office:value="2.4321715832" calcext:value-type="float">
            <text:p>2,4321715832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  <table:table-cell office:value-type="float" office:value="3.8415575266" calcext:value-type="float">
            <text:p>3,8415575266</text:p>
          </table:table-cell>
          <table:table-cell table:formula="of:=[.C$49]/[.C55]" office:value-type="float" office:value="4.74324954756751" calcext:value-type="float">
            <text:p>4,74324954756751</text:p>
          </table:table-cell>
          <table:table-cell/>
          <table:table-cell office:value-type="float" office:value="1.8194925785" calcext:value-type="float">
            <text:p>1,8194925785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  <table:table-cell office:value-type="float" office:value="3.3414467335" calcext:value-type="float">
            <text:p>3,3414467335</text:p>
          </table:table-cell>
          <table:table-cell table:formula="of:=[.C$49]/[.C56]" office:value-type="float" office:value="5.45316668295769" calcext:value-type="float">
            <text:p>5,45316668295769</text:p>
          </table:table-cell>
          <table:table-cell/>
          <table:table-cell office:value-type="float" office:value="1.8315112591" calcext:value-type="float">
            <text:p>1,8315112591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3.495164" calcext:value-type="float">
            <text:p>23,495164</text:p>
          </table:table-cell>
          <table:table-cell table:formula="of:=[.C$57]/[.C57]" office:value-type="float" office:value="1" calcext:value-type="float">
            <text:p>1</text:p>
          </table:table-cell>
          <table:table-cell/>
          <table:table-cell office:value-type="float" office:value="23.495164" calcext:value-type="float">
            <text:p>23,495164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float" office:value="11.936160326" calcext:value-type="float">
            <text:p>11,936160326</text:p>
          </table:table-cell>
          <table:table-cell table:formula="of:=[.C$57]/[.C58]" office:value-type="float" office:value="1.9684021794531" calcext:value-type="float">
            <text:p>1,9684021794531</text:p>
          </table:table-cell>
          <table:table-cell/>
          <table:table-cell office:value-type="float" office:value="6.2799866199" calcext:value-type="float">
            <text:p>6,2799866199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8.119492507" calcext:value-type="float">
            <text:p>8,119492507</text:p>
          </table:table-cell>
          <table:table-cell table:formula="of:=[.C$57]/[.C59]" office:value-type="float" office:value="2.89367395557595" calcext:value-type="float">
            <text:p>2,89367395557595</text:p>
          </table:table-cell>
          <table:table-cell/>
          <table:table-cell office:value-type="float" office:value="3.083127737" calcext:value-type="float">
            <text:p>3,083127737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" calcext:value-type="float">
            <text:p>4</text:p>
          </table:table-cell>
          <table:table-cell office:value-type="float" office:value="6.3275829554" calcext:value-type="float">
            <text:p>6,3275829554</text:p>
          </table:table-cell>
          <table:table-cell table:formula="of:=[.C$57]/[.C60]" office:value-type="float" office:value="3.71313409331901" calcext:value-type="float">
            <text:p>3,71313409331901</text:p>
          </table:table-cell>
          <table:table-cell/>
          <table:table-cell office:value-type="float" office:value="3.368575573" calcext:value-type="float">
            <text:p>3,368575573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" calcext:value-type="float">
            <text:p>5</text:p>
          </table:table-cell>
          <table:table-cell office:value-type="float" office:value="6.8070620537" calcext:value-type="float">
            <text:p>6,8070620537</text:p>
          </table:table-cell>
          <table:table-cell table:formula="of:=[.C$57]/[.C61]" office:value-type="float" office:value="3.45158657503778" calcext:value-type="float">
            <text:p>3,45158657503778</text:p>
          </table:table-cell>
          <table:table-cell/>
          <table:table-cell office:value-type="float" office:value="3.0071313381" calcext:value-type="float">
            <text:p>3,0071313381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" calcext:value-type="float">
            <text:p>6</text:p>
          </table:table-cell>
          <table:table-cell office:value-type="float" office:value="5.6795265198" calcext:value-type="float">
            <text:p>5,6795265198</text:p>
          </table:table-cell>
          <table:table-cell table:formula="of:=[.C$57]/[.C62]" office:value-type="float" office:value="4.13681737695757" calcext:value-type="float">
            <text:p>4,13681737695757</text:p>
          </table:table-cell>
          <table:table-cell/>
          <table:table-cell office:value-type="float" office:value="3.1048264503" calcext:value-type="float">
            <text:p>3,1048264503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" calcext:value-type="float">
            <text:p>7</text:p>
          </table:table-cell>
          <table:table-cell office:value-type="float" office:value="4.9107813597" calcext:value-type="float">
            <text:p>4,9107813597</text:p>
          </table:table-cell>
          <table:table-cell table:formula="of:=[.C$57]/[.C63]" office:value-type="float" office:value="4.78440441124329" calcext:value-type="float">
            <text:p>4,78440441124329</text:p>
          </table:table-cell>
          <table:table-cell/>
          <table:table-cell office:value-type="float" office:value="2.3623394966" calcext:value-type="float">
            <text:p>2,3623394966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" calcext:value-type="float">
            <text:p>8</text:p>
          </table:table-cell>
          <table:table-cell office:value-type="float" office:value="4.3286428928" calcext:value-type="float">
            <text:p>4,3286428928</text:p>
          </table:table-cell>
          <table:table-cell table:formula="of:=[.C$57]/[.C64]" office:value-type="float" office:value="5.42783606360331" calcext:value-type="float">
            <text:p>5,42783606360331</text:p>
          </table:table-cell>
          <table:table-cell/>
          <table:table-cell office:value-type="float" office:value="2.3700788021" calcext:value-type="float">
            <text:p>2,3700788021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29.218028" calcext:value-type="float">
            <text:p>29,218028</text:p>
          </table:table-cell>
          <table:table-cell table:formula="of:=[.C$65]/[.C65]" office:value-type="float" office:value="1" calcext:value-type="float">
            <text:p>1</text:p>
          </table:table-cell>
          <table:table-cell/>
          <table:table-cell office:value-type="float" office:value="29.218028" calcext:value-type="float">
            <text:p>29,218028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" calcext:value-type="float">
            <text:p>2</text:p>
          </table:table-cell>
          <table:table-cell office:value-type="float" office:value="14.9204891682" calcext:value-type="float">
            <text:p>14,9204891682</text:p>
          </table:table-cell>
          <table:table-cell table:formula="of:=[.C$65]/[.C66]" office:value-type="float" office:value="1.95824866535022" calcext:value-type="float">
            <text:p>1,95824866535022</text:p>
          </table:table-cell>
          <table:table-cell/>
          <table:table-cell office:value-type="float" office:value="7.857465744" calcext:value-type="float">
            <text:p>7,857465744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" calcext:value-type="float">
            <text:p>3</text:p>
          </table:table-cell>
          <table:table-cell office:value-type="float" office:value="10.2469362974" calcext:value-type="float">
            <text:p>10,2469362974</text:p>
          </table:table-cell>
          <table:table-cell table:formula="of:=[.C$65]/[.C67]" office:value-type="float" office:value="2.85139159178862" calcext:value-type="float">
            <text:p>2,85139159178862</text:p>
          </table:table-cell>
          <table:table-cell/>
          <table:table-cell office:value-type="float" office:value="3.9746596813" calcext:value-type="float">
            <text:p>3,9746596813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" calcext:value-type="float">
            <text:p>4</text:p>
          </table:table-cell>
          <table:table-cell office:value-type="float" office:value="7.6435854673" calcext:value-type="float">
            <text:p>7,6435854673</text:p>
          </table:table-cell>
          <table:table-cell table:formula="of:=[.C$65]/[.C68]" office:value-type="float" office:value="3.82255528181081" calcext:value-type="float">
            <text:p>3,82255528181081</text:p>
          </table:table-cell>
          <table:table-cell/>
          <table:table-cell office:value-type="float" office:value="4.2331504822" calcext:value-type="float">
            <text:p>4,2331504822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" calcext:value-type="float">
            <text:p>5</text:p>
          </table:table-cell>
          <table:table-cell office:value-type="float" office:value="8.5549858332" calcext:value-type="float">
            <text:p>8,5549858332</text:p>
          </table:table-cell>
          <table:table-cell table:formula="of:=[.C$65]/[.C69]" office:value-type="float" office:value="3.41532161124234" calcext:value-type="float">
            <text:p>3,41532161124234</text:p>
          </table:table-cell>
          <table:table-cell/>
          <table:table-cell office:value-type="float" office:value="3.7526502609" calcext:value-type="float">
            <text:p>3,7526502609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" calcext:value-type="float">
            <text:p>6</text:p>
          </table:table-cell>
          <table:table-cell office:value-type="float" office:value="7.1477463961" calcext:value-type="float">
            <text:p>7,1477463961</text:p>
          </table:table-cell>
          <table:table-cell table:formula="of:=[.C$65]/[.C70]" office:value-type="float" office:value="4.08772589021095" calcext:value-type="float">
            <text:p>4,08772589021095</text:p>
          </table:table-cell>
          <table:table-cell/>
          <table:table-cell office:value-type="float" office:value="3.8785221577" calcext:value-type="float">
            <text:p>3,8785221577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" calcext:value-type="float">
            <text:p>7</text:p>
          </table:table-cell>
          <table:table-cell office:value-type="float" office:value="6.1003689289" calcext:value-type="float">
            <text:p>6,1003689289</text:p>
          </table:table-cell>
          <table:table-cell table:formula="of:=[.C$65]/[.C71]" office:value-type="float" office:value="4.7895509829876" calcext:value-type="float">
            <text:p>4,7895509829876</text:p>
          </table:table-cell>
          <table:table-cell/>
          <table:table-cell office:value-type="float" office:value="2.9311659336" calcext:value-type="float">
            <text:p>2,9311659336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" calcext:value-type="float">
            <text:p>8</text:p>
          </table:table-cell>
          <table:table-cell office:value-type="float" office:value="5.3694195271" calcext:value-type="float">
            <text:p>5,3694195271</text:p>
          </table:table-cell>
          <table:table-cell table:formula="of:=[.C$65]/[.C72]" office:value-type="float" office:value="5.44156176520268" calcext:value-type="float">
            <text:p>5,44156176520268</text:p>
          </table:table-cell>
          <table:table-cell/>
          <table:table-cell office:value-type="float" office:value="2.9416456223" calcext:value-type="float">
            <text:p>2,9416456223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office:value-type="float" office:value="35.697237" calcext:value-type="float">
            <text:p>35,697237</text:p>
          </table:table-cell>
          <table:table-cell table:formula="of:=[.C$73]/[.C73]" office:value-type="float" office:value="1" calcext:value-type="float">
            <text:p>1</text:p>
          </table:table-cell>
          <table:table-cell/>
          <table:table-cell office:value-type="float" office:value="35.697237" calcext:value-type="float">
            <text:p>35,697237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" calcext:value-type="float">
            <text:p>2</text:p>
          </table:table-cell>
          <table:table-cell office:value-type="float" office:value="18.2153470755" calcext:value-type="float">
            <text:p>18,2153470755</text:p>
          </table:table-cell>
          <table:table-cell table:formula="of:=[.C$73]/[.C74]" office:value-type="float" office:value="1.95973411058489" calcext:value-type="float">
            <text:p>1,95973411058489</text:p>
          </table:table-cell>
          <table:table-cell/>
          <table:table-cell office:value-type="float" office:value="9.6761465073" calcext:value-type="float">
            <text:p>9,6761465073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office:value-type="float" office:value="12.6285356283" calcext:value-type="float">
            <text:p>12,6285356283</text:p>
          </table:table-cell>
          <table:table-cell table:formula="of:=[.C$73]/[.C75]" office:value-type="float" office:value="2.82671230067278" calcext:value-type="float">
            <text:p>2,82671230067278</text:p>
          </table:table-cell>
          <table:table-cell/>
          <table:table-cell office:value-type="float" office:value="4.6900186539" calcext:value-type="float">
            <text:p>4,6900186539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" calcext:value-type="float">
            <text:p>4</text:p>
          </table:table-cell>
          <table:table-cell office:value-type="float" office:value="9.6536493063" calcext:value-type="float">
            <text:p>9,6536493063</text:p>
          </table:table-cell>
          <table:table-cell table:formula="of:=[.C$73]/[.C76]" office:value-type="float" office:value="3.69779716119415" calcext:value-type="float">
            <text:p>3,69779716119415</text:p>
          </table:table-cell>
          <table:table-cell/>
          <table:table-cell office:value-type="float" office:value="5.2310454845" calcext:value-type="float">
            <text:p>5,2310454845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" calcext:value-type="float">
            <text:p>5</text:p>
          </table:table-cell>
          <table:table-cell office:value-type="float" office:value="10.4058512688" calcext:value-type="float">
            <text:p>10,4058512688</text:p>
          </table:table-cell>
          <table:table-cell table:formula="of:=[.C$73]/[.C77]" office:value-type="float" office:value="3.4304965617788" calcext:value-type="float">
            <text:p>3,4304965617788</text:p>
          </table:table-cell>
          <table:table-cell/>
          <table:table-cell office:value-type="float" office:value="4.6410079002" calcext:value-type="float">
            <text:p>4,6410079002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" calcext:value-type="float">
            <text:p>6</text:p>
          </table:table-cell>
          <table:table-cell office:value-type="float" office:value="8.6867815495" calcext:value-type="float">
            <text:p>8,6867815495</text:p>
          </table:table-cell>
          <table:table-cell table:formula="of:=[.C$73]/[.C78]" office:value-type="float" office:value="4.10937431735632" calcext:value-type="float">
            <text:p>4,10937431735632</text:p>
          </table:table-cell>
          <table:table-cell/>
          <table:table-cell office:value-type="float" office:value="4.7421214581" calcext:value-type="float">
            <text:p>4,7421214581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office:value-type="float" office:value="7.5130592346" calcext:value-type="float">
            <text:p>7,5130592346</text:p>
          </table:table-cell>
          <table:table-cell table:formula="of:=[.C$73]/[.C79]" office:value-type="float" office:value="4.75135838615554" calcext:value-type="float">
            <text:p>4,75135838615554</text:p>
          </table:table-cell>
          <table:table-cell/>
          <table:table-cell office:value-type="float" office:value="3.5617563725" calcext:value-type="float">
            <text:p>3,5617563725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" calcext:value-type="float">
            <text:p>8</text:p>
          </table:table-cell>
          <table:table-cell office:value-type="float" office:value="6.6193041801" calcext:value-type="float">
            <text:p>6,6193041801</text:p>
          </table:table-cell>
          <table:table-cell table:formula="of:=[.C$73]/[.C80]" office:value-type="float" office:value="5.39289871393412" calcext:value-type="float">
            <text:p>5,39289871393412</text:p>
          </table:table-cell>
          <table:table-cell/>
          <table:table-cell office:value-type="float" office:value="3.5992245674" calcext:value-type="float">
            <text:p>3,5992245674</text:p>
          </table:table-cell>
          <table:table-cell/>
        </table:table-row>
      </table:table>
      <table:table table:name="Arkusz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08:17:22.878733865</dc:date>
    <meta:editing-duration>PT10M39S</meta:editing-duration>
    <meta:editing-cycles>2</meta:editing-cycles>
    <meta:generator>LibreOffice/6.0.3.2$Linux_x86 LibreOffice_project/00m0$Build-2</meta:generator>
    <meta:document-statistic meta:table-count="2" meta:cell-count="424" meta:object-count="0"/>
  </office:meta>
</office:document-meta>
</file>